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458in" table:align="left"/>
    </style:style>
    <style:style style:name="Table1.A" style:family="table-column">
      <style:table-column-properties style:column-width="1.5806in"/>
    </style:style>
    <style:style style:name="Table1.B" style:family="table-column">
      <style:table-column-properties style:column-width="2.1118in"/>
    </style:style>
    <style:style style:name="Table1.C" style:family="table-column">
      <style:table-column-properties style:column-width="1.75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2306in" table:align="left"/>
    </style:style>
    <style:style style:name="Table2.A" style:family="table-column">
      <style:table-column-properties style:column-width="1.5146in"/>
    </style:style>
    <style:style style:name="Table2.B" style:family="table-column">
      <style:table-column-properties style:column-width="2.0313in"/>
    </style:style>
    <style:style style:name="Table2.C" style:family="table-column">
      <style:table-column-properties style:column-width="0.684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0653in" table:align="left"/>
    </style:style>
    <style:style style:name="Table3.A" style:family="table-column">
      <style:table-column-properties style:column-width="1.2243in"/>
    </style:style>
    <style:style style:name="Table3.B" style:family="table-column">
      <style:table-column-properties style:column-width="1.84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T1" style:family="text">
      <style:text-properties officeooo:rsid="0019838d"/>
    </style:style>
    <style:style style:name="T2" style:family="text">
      <style:text-properties officeooo:rsid="001a09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🤖 AI Economic Analyst Agent for Pakistan</text:h>
      <text:h text:style-name="Heading_20_3" text:outline-level="3">Autonomous Economic Intelligence &amp; Analysis System</text:h>
      <text:p text:style-name="Horizontal_20_Line"/>
      <text:h text:style-name="Heading_20_2" text:outline-level="2">📋 Project Overview</text:h>
      <text:p text:style-name="Text_20_body">An intelligent AI agent designed to autonomously monitor, analyze, and provide insights on Pakistan's macroeconomic indicators with a primary focus on <text:span text:style-name="Strong_20_Emphasis">Current Account dynamics</text:span>. The agent operates on Pakistan's fiscal year cycle (July-June) and features self-learning capabilities with automated data updates and memory management.</text:p>
      <text:p text:style-name="Horizontal_20_Line"/>
      <text:h text:style-name="Heading_20_2" text:outline-level="2">🎯 Primary Objectives</text:h>
      <text:h text:style-name="Heading_20_3" text:outline-level="3">1. <text:span text:style-name="Strong_20_Emphasis">Autonomous Data Management</text:span></text:h>
      <text:list text:style-name="L1">
        <text:list-item>
          <text:p text:style-name="P3"><text:span text:style-name="Strong_20_Emphasis">Auto-update Current Account data</text:span> from official sources (State Bank of Pakistan, Pakistan Bureau of Statistics) </text:p>
        </text:list-item>
        <text:list-item>
          <text:p text:style-name="P3"><text:span text:style-name="Strong_20_Emphasis">Self-healing data pipeline</text:span> that detects and corrects data anomalies </text:p>
        </text:list-item>
        <text:list-item>
          <text:p text:style-name="P2"><text:span text:style-name="Strong_20_Emphasis">Fiscal year alignment</text:span> - operates on Pakistan's FY cycle (July 1 - June 30) </text:p>
        </text:list-item>
      </text:list>
      <text:h text:style-name="Heading_20_3" text:outline-level="3">2. <text:span text:style-name="Strong_20_Emphasis">Intelligent Memory System</text:span></text:h>
      <text:list text:style-name="L2">
        <text:list-item>
          <text:p text:style-name="P5"><text:span text:style-name="Strong_20_Emphasis">Error correction memory</text:span> - learns from mistakes and prevents repetition </text:p>
        </text:list-item>
        <text:list-item>
          <text:p text:style-name="P5"><text:span text:style-name="Strong_20_Emphasis">Pattern recognition</text:span> - identifies recurring economic trends </text:p>
        </text:list-item>
        <text:list-item>
          <text:p text:style-name="P4"><text:span text:style-name="Strong_20_Emphasis">Context-aware analysis</text:span> - remembers historical context for better insights </text:p>
        </text:list-item>
      </text:list>
      <text:h text:style-name="Heading_20_3" text:outline-level="3">3. <text:span text:style-name="Strong_20_Emphasis">AI Orchestration</text:span></text:h>
      <text:list text:style-name="L3">
        <text:list-item>
          <text:p text:style-name="P7"><text:span text:style-name="Strong_20_Emphasis">Multi-agent coordination</text:span> - data collection, analysis, and reporting agents work in harmony </text:p>
        </text:list-item>
        <text:list-item>
          <text:p text:style-name="P7"><text:span text:style-name="Strong_20_Emphasis">Dynamic workflow</text:span> - adapts analysis depth based on data complexity </text:p>
        </text:list-item>
        <text:list-item>
          <text:p text:style-name="P6"><text:span text:style-name="Strong_20_Emphasis">Automated scheduling</text:span> - runs analysis at fiscal quarters/key economic calendar dates </text:p>
        </text:list-item>
      </text:list>
      <text:p text:style-name="Horizontal_20_Line"/>
      <text:h text:style-name="Heading_20_2" text:outline-level="2">📊 Core Macroeconomic Indicators Tracked</text:h>
      <text:h text:style-name="Heading_20_3" text:outline-level="3"><text:span text:style-name="Strong_20_Emphasis">Primary Focus: Current Account Components</text:span></text:h>
      <text:list text:style-name="L4">
        <text:list-item>
          <text:p text:style-name="P9">✅ <text:span text:style-name="Strong_20_Emphasis">Balance of Trade</text:span> (Exports - Imports) </text:p>
        </text:list-item>
        <text:list-item>
          <text:p text:style-name="P9">✅ <text:span text:style-name="Strong_20_Emphasis">Services Balance</text:span> (Export/Import of services) </text:p>
        </text:list-item>
        <text:list-item>
          <text:p text:style-name="P9">✅ <text:span text:style-name="Strong_20_Emphasis">Primary Income</text:span> (Investment income, compensation) </text:p>
        </text:list-item>
        <text:list-item>
          <text:p text:style-name="P8">✅ <text:span text:style-name="Strong_20_Emphasis">Secondary Income</text:span> (Remittances, transfers) </text:p>
        </text:list-item>
      </text:list>
      <text:h text:style-name="Heading_20_3" text:outline-level="3"><text:soft-page-break/><text:span text:style-name="Strong_20_Emphasis">Supporting Macroeconomic Indicators</text:span></text:h>
      <text:list text:style-name="L5">
        <text:list-item>
          <text:p text:style-name="P11">✅ <text:span text:style-name="Strong_20_Emphasis">Interest Rate</text:span> (Policy rate by State Bank of Pakistan) </text:p>
        </text:list-item>
        <text:list-item>
          <text:p text:style-name="P11">✅ <text:span text:style-name="Strong_20_Emphasis">Inflation Rate</text:span> (CPI - Consumer Price Index) </text:p>
        </text:list-item>
        <text:list-item>
          <text:p text:style-name="P11">✅ <text:span text:style-name="Strong_20_Emphasis">Unemployment Rate</text:span> (Labor force statistics) </text:p>
        </text:list-item>
        <text:list-item>
          <text:p text:style-name="P11">✅ <text:span text:style-name="Strong_20_Emphasis">GDP Growth Rate</text:span> (Quarterly/Annual) </text:p>
        </text:list-item>
        <text:list-item>
          <text:p text:style-name="P11">✅ <text:span text:style-name="Strong_20_Emphasis">Exchange Rate</text:span> (PKR/USD movements) </text:p>
        </text:list-item>
        <text:list-item>
          <text:p text:style-name="P10">✅ <text:span text:style-name="Strong_20_Emphasis">Foreign Exchange Reserves</text:span> </text:p>
        </text:list-item>
      </text:list>
      <text:p text:style-name="Horizontal_20_Line"/>
      <text:h text:style-name="Heading_20_2" text:outline-level="2">🔍 Key Analysis Features</text:h>
      <text:h text:style-name="Heading_20_3" text:outline-level="3"><text:span text:style-name="Strong_20_Emphasis">1. Current Account Impact Analysis</text:span></text:h>
      <text:list text:style-name="L6">
        <text:list-item>
          <text:p text:style-name="P12"><text:span text:style-name="Strong_20_Emphasis">Direct Impact Assessment</text:span></text:p>
          <text:list>
            <text:list-item>
              <text:p text:style-name="P13">Currency pressure (PKR depreciation/appreciation) </text:p>
            </text:list-item>
            <text:list-item>
              <text:p text:style-name="P13">Foreign debt sustainability </text:p>
            </text:list-item>
            <text:list-item>
              <text:p text:style-name="P13">Import financing capability </text:p>
            </text:list-item>
          </text:list>
        </text:list-item>
        <text:list-item>
          <text:p text:style-name="P12"><text:span text:style-name="Strong_20_Emphasis">Sectoral Impact</text:span></text:p>
          <text:list>
            <text:list-item>
              <text:p text:style-name="P13">Manufacturing sector (import-dependent) </text:p>
            </text:list-item>
            <text:list-item>
              <text:p text:style-name="P13">Export sectors (textiles, agriculture) </text:p>
            </text:list-item>
            <text:list-item>
              <text:p text:style-name="P13">Services sector (IT exports, tourism) </text:p>
            </text:list-item>
          </text:list>
        </text:list-item>
        <text:list-item>
          <text:p text:style-name="P12"><text:span text:style-name="Strong_20_Emphasis">Policy Implications</text:span></text:p>
          <text:list>
            <text:list-item>
              <text:p text:style-name="P13">Monetary policy recommendations </text:p>
            </text:list-item>
            <text:list-item>
              <text:p text:style-name="P13">Fiscal policy adjustments </text:p>
            </text:list-item>
            <text:list-item>
              <text:p text:style-name="P12">Trade policy suggestions </text:p>
            </text:list-item>
          </text:list>
        </text:list-item>
      </text:list>
      <text:h text:style-name="Heading_20_3" text:outline-level="3"><text:span text:style-name="Strong_20_Emphasis">2. Pakistan Boom-Bust Cycle Analysis</text:span></text:h>
      <text:list text:style-name="L7">
        <text:list-item>
          <text:p text:style-name="P14"><text:span text:style-name="Strong_20_Emphasis">Cycle Identification</text:span></text:p>
          <text:list>
            <text:list-item>
              <text:p text:style-name="P15">Peak detection (economic expansion) </text:p>
            </text:list-item>
            <text:list-item>
              <text:p text:style-name="P15">Trough detection (economic contraction) </text:p>
            </text:list-item>
            <text:list-item>
              <text:p text:style-name="P15">Transition phases </text:p>
            </text:list-item>
          </text:list>
        </text:list-item>
        <text:list-item>
          <text:p text:style-name="P14"><text:span text:style-name="Strong_20_Emphasis">Pattern Recognition</text:span></text:p>
          <text:list>
            <text:list-item>
              <text:p text:style-name="P15">Historical cycle duration (avg 3-5 years) </text:p>
            </text:list-item>
            <text:list-item>
              <text:p text:style-name="P15">Trigger events (elections, IMF programs, external shocks) </text:p>
            </text:list-item>
            <text:list-item>
              <text:p text:style-name="P15">Leading indicators for cycle shifts </text:p>
            </text:list-item>
          </text:list>
        </text:list-item>
        <text:list-item>
          <text:p text:style-name="P14"><text:span text:style-name="Strong_20_Emphasis">Predictive Insights</text:span></text:p>
          <text:list>
            <text:list-item>
              <text:p text:style-name="P15">Early warning signals for downturn </text:p>
            </text:list-item>
            <text:list-item>
              <text:p text:style-name="P15">Recovery phase indicators </text:p>
            </text:list-item>
            <text:list-item>
              <text:p text:style-name="P14">Cycle positioning (where we are now) </text:p>
            </text:list-item>
          </text:list>
        </text:list-item>
      </text:list>
      <text:h text:style-name="Heading_20_3" text:outline-level="3"><text:soft-page-break/><text:span text:style-name="Strong_20_Emphasis">3. Cross-Indicator Correlation</text:span></text:h>
      <text:list text:style-name="L8">
        <text:list-item>
          <text:p text:style-name="P17"><text:span text:style-name="Strong_20_Emphasis">Interest Rate ↔ Current Account</text:span> </text:p>
          <text:list>
            <text:list-item>
              <text:p text:style-name="P17">Higher rates → attract capital → improve capital account </text:p>
            </text:list-item>
            <text:list-item>
              <text:p text:style-name="P17">Impact on import financing costs </text:p>
            </text:list-item>
          </text:list>
        </text:list-item>
        <text:list-item>
          <text:p text:style-name="P17"><text:span text:style-name="Strong_20_Emphasis">Inflation ↔ Trade Balance</text:span> </text:p>
          <text:list>
            <text:list-item>
              <text:p text:style-name="P17">High inflation → expensive exports → worsening trade deficit </text:p>
            </text:list-item>
          </text:list>
        </text:list-item>
        <text:list-item>
          <text:p text:style-name="P17"><text:span text:style-name="Strong_20_Emphasis">GDP Growth ↔ Imports</text:span> </text:p>
          <text:list>
            <text:list-item>
              <text:p text:style-name="P17">Strong growth → higher import demand → larger deficit </text:p>
            </text:list-item>
          </text:list>
        </text:list-item>
        <text:list-item>
          <text:p text:style-name="P17"><text:span text:style-name="Strong_20_Emphasis">Unemployment ↔ Remittances</text:span> </text:p>
          <text:list>
            <text:list-item>
              <text:p text:style-name="P16">Diaspora employment trends → remittance flows </text:p>
            </text:list-item>
          </text:list>
        </text:list-item>
      </text:list>
      <text:p text:style-name="Horizontal_20_Line"/>
      <text:h text:style-name="Heading_20_2" text:outline-level="2">🛠️ Technical Architecture</text:h>
      <text:h text:style-name="Heading_20_3" text:outline-level="3"><text:span text:style-name="Strong_20_Emphasis">Data Layer</text:span></text:h>
      <text:p text:style-name="Preformatted_20_Text"><text:span text:style-name="Source_20_Text">┌─────────────────────────────────────┐</text:span></text:p>
      <text:p text:style-name="Preformatted_20_Text"><text:span text:style-name="Source_20_Text">│ <text:s text:c="2"/>Data Sources (Auto-update) <text:s text:c="7"/>│</text:span></text:p>
      <text:p text:style-name="Preformatted_20_Text"><text:span text:style-name="Source_20_Text">├─────────────────────────────────────┤</text:span></text:p>
      <text:p text:style-name="Preformatted_20_Text"><text:span text:style-name="Source_20_Text">│ • State Bank of Pakistan API <text:s text:c="7"/>│</text:span></text:p>
      <text:p text:style-name="Preformatted_20_Text"><text:span text:style-name="Source_20_Text">│ • PBS (Pakistan Bureau Statistics) <text:s/>│</text:span></text:p>
      <text:p text:style-name="Preformatted_20_Text"><text:span text:style-name="Source_20_Text">│ • IMF/World Bank datasets <text:s text:c="10"/>│</text:span></text:p>
      <text:p text:style-name="Preformatted_20_Text"><text:span text:style-name="Source_20_Text">│ • Web scraping (fallback) <text:s text:c="10"/>│</text:span></text:p>
      <text:p text:style-name="Preformatted_20_Text"><text:span text:style-name="Source_20_Text">└─────────────────────────────────────┘</text:span></text:p>
      <text:p text:style-name="Preformatted_20_Text"><text:span text:style-name="Source_20_Text"><text:s text:c="11"/>↓</text:span></text:p>
      <text:p text:style-name="Preformatted_20_Text"><text:span text:style-name="Source_20_Text">┌─────────────────────────────────────┐</text:span></text:p>
      <text:p text:style-name="Preformatted_20_Text"><text:span text:style-name="Source_20_Text">│ <text:s text:c="2"/>PostgreSQL Database <text:s text:c="15"/>│</text:span></text:p>
      <text:p text:style-name="Preformatted_20_Text"><text:span text:style-name="Source_20_Text">├─────────────────────────────────────┤</text:span></text:p>
      <text:p text:style-name="Preformatted_20_Text"><text:span text:style-name="Source_20_Text">│ • economic_indicators table <text:s text:c="9"/>│</text:span></text:p>
      <text:p text:style-name="Preformatted_20_Text"><text:span text:style-name="Source_20_Text">│ • metadata &amp; audit logs <text:s text:c="13"/>│</text:span></text:p>
      <text:p text:style-name="Preformatted_20_Text"><text:span text:style-name="Source_20_Text">│ • error correction history <text:s text:c="10"/>│</text:span></text:p>
      <text:p text:style-name="P1"><text:span text:style-name="Source_20_Text">└─────────────────────────────────────┘</text:span></text:p>
      <text:h text:style-name="Heading_20_3" text:outline-level="3"><text:span text:style-name="Strong_20_Emphasis">AI Orchestration Layer</text:span></text:h>
      <text:p text:style-name="Preformatted_20_Text"><text:span text:style-name="Source_20_Text">┌──────────────────────────────────────────────┐</text:span></text:p>
      <text:p text:style-name="Preformatted_20_Text"><text:span text:style-name="Source_20_Text">│ <text:s text:c="10"/>Master Orchestrator <text:s text:c="16"/>│</text:span></text:p>
      <text:p text:style-name="Preformatted_20_Text"><text:span text:style-name="Source_20_Text">├──────────────────────────────────────────────┤</text:span></text:p>
      <text:p text:style-name="Preformatted_20_Text"><text:span text:style-name="Source_20_Text">│ <text:s/>┌──────────┐ <text:s/>┌──────────┐ <text:s/>┌──────────┐ <text:s text:c="2"/>│</text:span></text:p>
      <text:p text:style-name="Preformatted_20_Text"><text:span text:style-name="Source_20_Text">│ <text:s/>│ <text:s/>Data <text:s text:c="3"/>│ <text:s/>│ Analysis │ <text:s/>│ Report <text:s text:c="2"/>│ <text:s text:c="2"/>│</text:span></text:p>
      <text:p text:style-name="Preformatted_20_Text"><text:span text:style-name="Source_20_Text">│ <text:s/>│ <text:s/>Agent <text:s text:c="2"/>│→ │ <text:s/>Agent <text:s text:c="2"/>│→ │ <text:s/>Agent <text:s text:c="2"/>│ <text:s text:c="2"/>│</text:span></text:p>
      <text:p text:style-name="Preformatted_20_Text"><text:span text:style-name="Source_20_Text">│ <text:s/>└──────────┘ <text:s/>└──────────┘ <text:s/>└──────────┘ <text:s text:c="2"/>│</text:span></text:p>
      <text:p text:style-name="Preformatted_20_Text"><text:span text:style-name="Source_20_Text">│ <text:s text:c="46"/>│</text:span></text:p>
      <text:p text:style-name="Preformatted_20_Text"><text:span text:style-name="Source_20_Text">│ <text:s/>┌──────────────────────────────────────┐ <text:s text:c="2"/>│</text:span></text:p>
      <text:p text:style-name="Preformatted_20_Text"><text:span text:style-name="Source_20_Text">│ <text:s/>│ <text:s text:c="3"/>Memory &amp; Learning Module <text:s text:c="9"/>│ <text:s text:c="2"/>│</text:span></text:p>
      <text:p text:style-name="Preformatted_20_Text"><text:span text:style-name="Source_20_Text">│ <text:s/>│ <text:s/>• Mistake tracking <text:s text:c="17"/>│ <text:s text:c="2"/>│</text:span></text:p>
      <text:p text:style-name="Preformatted_20_Text"><text:span text:style-name="Source_20_Text">│ <text:s/>│ <text:s/>• Pattern library <text:s text:c="18"/>│ <text:s text:c="2"/>│</text:span></text:p>
      <text:p text:style-name="Preformatted_20_Text"><text:span text:style-name="Source_20_Text">│ <text:s/>│ <text:s/>• Confidence scoring <text:s text:c="15"/>│ <text:s text:c="2"/>│</text:span></text:p>
      <text:p text:style-name="Preformatted_20_Text"><text:span text:style-name="Source_20_Text">│ <text:s/>└──────────────────────────────────────┘ <text:s text:c="2"/>│</text:span></text:p>
      <text:p text:style-name="P1"><text:span text:style-name="Source_20_Text">└──────────────────────────────────────────────┘</text:span></text:p>
      <text:h text:style-name="Heading_20_3" text:outline-level="3"><text:soft-page-break/><text:span text:style-name="Strong_20_Emphasis">Analysis Engine (Claude API)</text:span></text:h>
      <text:list text:style-name="L9">
        <text:list-item>
          <text:p text:style-name="P19"><text:span text:style-name="Strong_20_Emphasis">Multi-turn conversations</text:span> for deep analysis </text:p>
        </text:list-item>
        <text:list-item>
          <text:p text:style-name="P19"><text:span text:style-name="Strong_20_Emphasis">Structured outputs</text:span> (JSON/XML) for actionable insights </text:p>
        </text:list-item>
        <text:list-item>
          <text:p text:style-name="P18"><text:span text:style-name="Strong_20_Emphasis">Citation-backed reports</text:span> for credibility </text:p>
        </text:list-item>
      </text:list>
      <text:p text:style-name="Horizontal_20_Line"/>
      <text:h text:style-name="Heading_20_2" text:outline-level="2">🔄 Autonomous Workflow</text:h>
      <text:h text:style-name="Heading_20_3" text:outline-level="3"><text:span text:style-name="Strong_20_Emphasis">Fiscal Year Operation Cycle</text:span></text:h>
      <text:p text:style-name="Preformatted_20_Text"><text:span text:style-name="Source_20_Text">graph TD</text:span></text:p>
      <text:p text:style-name="Preformatted_20_Text"><text:span text:style-name="Source_20_Text"><text:s text:c="4"/>A[Fiscal Year Start: July 1] --&gt; B{Data Update Check}</text:span></text:p>
      <text:p text:style-name="Preformatted_20_Text"><text:span text:style-name="Source_20_Text"><text:s text:c="4"/>B --&gt;|New Data Available| C[Auto-fetch &amp; Validate]</text:span></text:p>
      <text:p text:style-name="Preformatted_20_Text"><text:span text:style-name="Source_20_Text"><text:s text:c="4"/>B --&gt;|No Update| D[Use Existing Data]</text:span></text:p>
      <text:p text:style-name="Preformatted_20_Text"><text:span text:style-name="Source_20_Text"><text:s text:c="4"/>C --&gt; E[Error Check]</text:span></text:p>
      <text:p text:style-name="Preformatted_20_Text"><text:span text:style-name="Source_20_Text"><text:s text:c="4"/>E --&gt;|Errors Found| F[Self-correct &amp; Log]</text:span></text:p>
      <text:p text:style-name="Preformatted_20_Text"><text:span text:style-name="Source_20_Text"><text:s text:c="4"/>E --&gt;|Clean Data| G[Store in DB]</text:span></text:p>
      <text:p text:style-name="Preformatted_20_Text"><text:span text:style-name="Source_20_Text"><text:s text:c="4"/>F --&gt; G</text:span></text:p>
      <text:p text:style-name="Preformatted_20_Text"><text:span text:style-name="Source_20_Text"><text:s text:c="4"/>D --&gt; G</text:span></text:p>
      <text:p text:style-name="Preformatted_20_Text"><text:span text:style-name="Source_20_Text"><text:s text:c="4"/>G --&gt; H[Trigger Analysis]</text:span></text:p>
      <text:p text:style-name="Preformatted_20_Text"><text:span text:style-name="Source_20_Text"><text:s text:c="4"/>H --&gt; I[Generate Insights]</text:span></text:p>
      <text:p text:style-name="Preformatted_20_Text"><text:span text:style-name="Source_20_Text"><text:s text:c="4"/>I --&gt; J[Update Memory]</text:span></text:p>
      <text:p text:style-name="Preformatted_20_Text"><text:span text:style-name="Source_20_Text"><text:s text:c="4"/>J --&gt; K{Quarter End?}</text:span></text:p>
      <text:p text:style-name="Preformatted_20_Text"><text:span text:style-name="Source_20_Text"><text:s text:c="4"/>K --&gt;|Yes| L[Comprehensive Report]</text:span></text:p>
      <text:p text:style-name="Preformatted_20_Text"><text:span text:style-name="Source_20_Text"><text:s text:c="4"/>K --&gt;|No| M[Monitor Mode]</text:span></text:p>
      <text:p text:style-name="Preformatted_20_Text"><text:span text:style-name="Source_20_Text"><text:s text:c="4"/>L --&gt; B</text:span></text:p>
      <text:p text:style-name="P1"><text:span text:style-name="Source_20_Text"><text:s text:c="4"/>M --&gt; B</text:span></text:p>
      <text:h text:style-name="Heading_20_3" text:outline-level="3"><text:span text:style-name="Strong_20_Emphasis">Key Automation Point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Event</text:p>
            </table:table-cell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Frequency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Monthly data release</text:span></text:p>
          </table:table-cell>
          <table:table-cell table:style-name="Table1.A1" office:value-type="string">
            <text:p text:style-name="Table_20_Contents">Auto-fetch &amp; update</text:p>
          </table:table-cell>
          <table:table-cell table:style-name="Table1.A1" office:value-type="string">
            <text:p text:style-name="Table_20_Contents">Monthly (SBP schedule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Quarterly review</text:span></text:p>
          </table:table-cell>
          <table:table-cell table:style-name="Table1.A1" office:value-type="string">
            <text:p text:style-name="Table_20_Contents">Deep dive analysis</text:p>
          </table:table-cell>
          <table:table-cell table:style-name="Table1.A1" office:value-type="string">
            <text:p text:style-name="Table_20_Contents">Every 3 month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scal year-end</text:span></text:p>
          </table:table-cell>
          <table:table-cell table:style-name="Table1.A1" office:value-type="string">
            <text:p text:style-name="Table_20_Contents">Annual report + cycle analysis</text:p>
          </table:table-cell>
          <table:table-cell table:style-name="Table1.A1" office:value-type="string">
            <text:p text:style-name="Table_20_Contents">June 30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olicy rate change</text:span></text:p>
          </table:table-cell>
          <table:table-cell table:style-name="Table1.A1" office:value-type="string">
            <text:p text:style-name="Table_20_Contents">Impact analysis</text:p>
          </table:table-cell>
          <table:table-cell table:style-name="Table1.A1" office:value-type="string">
            <text:p text:style-name="Table_20_Contents">Event-triggered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MF review</text:span></text:p>
          </table:table-cell>
          <table:table-cell table:style-name="Table1.A1" office:value-type="string">
            <text:p text:style-name="Table_20_Contents">Comparative analysis</text:p>
          </table:table-cell>
          <table:table-cell table:style-name="Table1.A1" office:value-type="string">
            <text:p text:style-name="Table_20_Contents">Event-triggered</text:p>
          </table:table-cell>
        </table:table-row>
      </table:table>
      <text:p text:style-name="Horizontal_20_Line"/>
      <text:h text:style-name="Heading_20_2" text:outline-level="2">🧠 Self-Learning &amp; Memory Features</text:h>
      <text:h text:style-name="Heading_20_3" text:outline-level="3"><text:span text:style-name="Strong_20_Emphasis">1. Error Correction System</text:span></text:h>
      <text:p text:style-name="Preformatted_20_Text"><text:span text:style-name="Source_20_Text"># Example: Memory of mistakes</text:span></text:p>
      <text:p text:style-name="Preformatted_20_Text"><text:span text:style-name="Source_20_Text">{</text:span></text:p>
      <text:p text:style-name="Preformatted_20_Text"><text:span text:style-name="Source_20_Text"><text:s text:c="2"/>"error_type": "data_parsing_failure",</text:span></text:p>
      <text:p text:style-name="Preformatted_20_Text"><text:span text:style-name="Source_20_Text"><text:s text:c="2"/>"description": "Failed to parse 'apr-14' as date",</text:span></text:p>
      <text:p text:style-name="Preformatted_20_Text"><text:span text:style-name="Source_20_Text"><text:s text:c="2"/>"correction": "Use format='%b-%y' for month-year parsing",</text:span></text:p>
      <text:p text:style-name="Preformatted_20_Text"><text:span text:style-name="Source_20_Text"><text:s text:c="2"/>"timestamp": "2025-01-15",</text:span></text:p>
      <text:p text:style-name="Preformatted_20_Text"><text:span text:style-name="Source_20_Text"><text:s text:c="2"/>"prevented_recurrence": 45 <text:s/># times</text:span></text:p>
      <text:p text:style-name="P1"><text:span text:style-name="Source_20_Text">}</text:span></text:p>
      <text:h text:style-name="Heading_20_3" text:outline-level="3"><text:soft-page-break/><text:span text:style-name="Strong_20_Emphasis">2. Pattern Library</text:span></text:h>
      <text:list text:style-name="L10">
        <text:list-item>
          <text:p text:style-name="P21">Historical boom-bust patterns </text:p>
        </text:list-item>
        <text:list-item>
          <text:p text:style-name="P21">Seasonal trends (Eid remittances spike) </text:p>
        </text:list-item>
        <text:list-item>
          <text:p text:style-name="P20">Policy impact patterns (rate hike → rupee appreciation lag) </text:p>
        </text:list-item>
      </text:list>
      <text:h text:style-name="Heading_20_3" text:outline-level="3"><text:span text:style-name="Strong_20_Emphasis">3. Confidence Scoring</text:span></text:h>
      <text:list text:style-name="L11">
        <text:list-item>
          <text:p text:style-name="P23">Low confidence → trigger deeper analysis </text:p>
        </text:list-item>
        <text:list-item>
          <text:p text:style-name="P23">High confidence → automated reporting </text:p>
        </text:list-item>
        <text:list-item>
          <text:p text:style-name="P22">Uncertainty flagging for human review </text:p>
        </text:list-item>
      </text:list>
      <text:p text:style-name="Horizontal_20_Line"/>
      <text:h text:style-name="Heading_20_2" text:outline-level="2">📈 Key Deliverables</text:h>
      <text:h text:style-name="Heading_20_3" text:outline-level="3"><text:span text:style-name="Strong_20_Emphasis">Regular Reports</text:span></text:h>
      <text:list text:style-name="L12">
        <text:list-item>
          <text:p text:style-name="P24"><text:span text:style-name="Strong_20_Emphasis">Monthly Current Account Snapshot</text:span></text:p>
          <text:list>
            <text:list-item>
              <text:p text:style-name="P25">Key numbers vs previous month/year </text:p>
            </text:list-item>
            <text:list-item>
              <text:p text:style-name="P25">Trend direction </text:p>
            </text:list-item>
            <text:list-item>
              <text:p text:style-name="P25">Quick insights </text:p>
            </text:list-item>
          </text:list>
        </text:list-item>
        <text:list-item>
          <text:p text:style-name="P24"><text:span text:style-name="Strong_20_Emphasis">Quarterly Deep Dive</text:span></text:p>
          <text:list>
            <text:list-item>
              <text:p text:style-name="P25">All 10 indicators analyzed </text:p>
            </text:list-item>
            <text:list-item>
              <text:p text:style-name="P25">Cross-correlations </text:p>
            </text:list-item>
            <text:list-item>
              <text:p text:style-name="P25">Policy recommendations </text:p>
            </text:list-item>
          </text:list>
        </text:list-item>
        <text:list-item>
          <text:p text:style-name="P24"><text:span text:style-name="Strong_20_Emphasis">Annual Boom-Bust Cycle Report</text:span></text:p>
          <text:list>
            <text:list-item>
              <text:p text:style-name="P25">Cycle positioning </text:p>
            </text:list-item>
            <text:list-item>
              <text:p text:style-name="P25">Historical comparison </text:p>
            </text:list-item>
            <text:list-item>
              <text:p text:style-name="P24">12-month outlook </text:p>
            </text:list-item>
          </text:list>
        </text:list-item>
      </text:list>
      <text:h text:style-name="Heading_20_3" text:outline-level="3"><text:span text:style-name="Strong_20_Emphasis">Event-Driven Alerts</text:span></text:h>
      <text:list text:style-name="L13">
        <text:list-item>
          <text:p text:style-name="P27">⚠️ Current Account deficit exceeds threshold (e.g., &gt;$3B/month) </text:p>
        </text:list-item>
        <text:list-item>
          <text:p text:style-name="P27">⚠️ Reserves drop below critical level (&lt; 2 months import cover) </text:p>
        </text:list-item>
        <text:list-item>
          <text:p text:style-name="P27">⚠️ Rupee depreciation accelerates (&gt;5% in a month) </text:p>
        </text:list-item>
        <text:list-item>
          <text:p text:style-name="P26">✅ Positive turn detection (deficit narrowing, exports rising) </text:p>
        </text:list-item>
      </text:list>
      <text:p text:style-name="Horizontal_20_Line"/>
      <text:h text:style-name="Heading_20_2" text:outline-level="2">🚀 Future Enhancements</text:h>
      <text:h text:style-name="Heading_20_3" text:outline-level="3"><text:span text:style-name="Strong_20_Emphasis">Phase 2 Features</text:span></text:h>
      <text:list text:style-name="L14">
        <text:list-item>
          <text:p text:style-name="P29">[ ] Real-time news sentiment analysis (financial news impact) </text:p>
        </text:list-item>
        <text:list-item>
          <text:p text:style-name="P29"><text:soft-page-break/>[ ] Predictive modeling (ML-based forecasting) </text:p>
        </text:list-item>
        <text:list-item>
          <text:p text:style-name="P29">[ ] Multi-country comparison (Pakistan vs India, Bangladesh, Sri Lanka) </text:p>
        </text:list-item>
        <text:list-item>
          <text:p text:style-name="P29">[ ] Interactive dashboard (Streamlit/Plotly) </text:p>
        </text:list-item>
        <text:list-item>
          <text:p text:style-name="P28">[ ] Natural language queries ("What's our current position in the boom-bust cycle?") </text:p>
        </text:list-item>
      </text:list>
      <text:h text:style-name="Heading_20_3" text:outline-level="3"><text:span text:style-name="Strong_20_Emphasis">Phase 3 Features</text:span></text:h>
      <text:list text:style-name="L15">
        <text:list-item>
          <text:p text:style-name="P31">[ ] Integration with trading platforms (forex signals) </text:p>
        </text:list-item>
        <text:list-item>
          <text:p text:style-name="P31">[ ] Policy simulation ("What if SBP raises rates by 2%?") </text:p>
        </text:list-item>
        <text:list-item>
          <text:p text:style-name="P31">[ ] Automated social media reporting (Twitter/LinkedIn posts) </text:p>
        </text:list-item>
        <text:list-item>
          <text:p text:style-name="P30">[ ] API for third-party access </text:p>
        </text:list-item>
      </text:list>
      <text:p text:style-name="Horizontal_20_Line"/>
      <text:h text:style-name="Heading_20_2" text:outline-level="2">📊 Success Metric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etric</text:p>
            </table:table-cell>
            <table:table-cell table:style-name="Table2.A1" office:value-type="string">
              <text:p text:style-name="Table_20_Heading">Target</text:p>
            </table:table-cell>
            <table:table-cell table:style-name="Table2.A1" office:value-type="string">
              <text:p text:style-name="Table_20_Heading">Curren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Data freshness</text:span></text:p>
          </table:table-cell>
          <table:table-cell table:style-name="Table2.A1" office:value-type="string">
            <text:p text:style-name="Table_20_Contents">&lt; 48 hours of official release</text:p>
          </table:table-cell>
          <table:table-cell table:style-name="Table2.A1" office:value-type="string">
            <text:p text:style-name="Table_20_Contents">TB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nalysis accuracy</text:span></text:p>
          </table:table-cell>
          <table:table-cell table:style-name="Table2.A1" office:value-type="string">
            <text:p text:style-name="Table_20_Contents">90%+ (vs expert consensus)</text:p>
          </table:table-cell>
          <table:table-cell table:style-name="Table2.A1" office:value-type="string">
            <text:p text:style-name="Table_20_Contents">TB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rror recurrence</text:span></text:p>
          </table:table-cell>
          <table:table-cell table:style-name="Table2.A1" office:value-type="string">
            <text:p text:style-name="Table_20_Contents">&lt; 5% repeat mistakes</text:p>
          </table:table-cell>
          <table:table-cell table:style-name="Table2.A1" office:value-type="string">
            <text:p text:style-name="Table_20_Contents">TB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sight actionability</text:span></text:p>
          </table:table-cell>
          <table:table-cell table:style-name="Table2.A1" office:value-type="string">
            <text:p text:style-name="Table_20_Contents">80%+ user satisfaction</text:p>
          </table:table-cell>
          <table:table-cell table:style-name="Table2.A1" office:value-type="string">
            <text:p text:style-name="Table_20_Contents">TB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Uptime</text:span></text:p>
          </table:table-cell>
          <table:table-cell table:style-name="Table2.A1" office:value-type="string">
            <text:p text:style-name="Table_20_Contents">99.5% autonomous operation</text:p>
          </table:table-cell>
          <table:table-cell table:style-name="Table2.A1" office:value-type="string">
            <text:p text:style-name="Table_20_Contents">TBD</text:p>
          </table:table-cell>
        </table:table-row>
      </table:table>
      <text:p text:style-name="Horizontal_20_Line"/>
      <text:h text:style-name="Heading_20_2" text:outline-level="2">🎓 Use Cases</text:h>
      <text:h text:style-name="Heading_20_3" text:outline-level="3"><text:span text:style-name="Strong_20_Emphasis">For Policymakers</text:span></text:h>
      <text:list text:style-name="L16">
        <text:list-item>
          <text:p text:style-name="P33">Real-time economic health monitoring </text:p>
        </text:list-item>
        <text:list-item>
          <text:p text:style-name="P33">Data-driven policy decisions </text:p>
        </text:list-item>
        <text:list-item>
          <text:p text:style-name="P32">IMF program tracking </text:p>
        </text:list-item>
      </text:list>
      <text:h text:style-name="Heading_20_3" text:outline-level="3"><text:span text:style-name="Strong_20_Emphasis">For Investors</text:span></text:h>
      <text:list text:style-name="L17">
        <text:list-item>
          <text:p text:style-name="P35">Currency risk assessment </text:p>
        </text:list-item>
        <text:list-item>
          <text:p text:style-name="P35">Sector opportunity identification </text:p>
        </text:list-item>
        <text:list-item>
          <text:p text:style-name="P34">Macro risk monitoring </text:p>
        </text:list-item>
      </text:list>
      <text:h text:style-name="Heading_20_3" text:outline-level="3"><text:span text:style-name="Strong_20_Emphasis">For Researchers</text:span></text:h>
      <text:list text:style-name="L18">
        <text:list-item>
          <text:p text:style-name="P37">Historical data analysis </text:p>
        </text:list-item>
        <text:list-item>
          <text:p text:style-name="P37">Trend identification </text:p>
        </text:list-item>
        <text:list-item>
          <text:p text:style-name="P36">Academic research support </text:p>
        </text:list-item>
      </text:list>
      <text:h text:style-name="Heading_20_3" text:outline-level="3"><text:soft-page-break/><text:span text:style-name="Strong_20_Emphasis">For Media/Journalists</text:span></text:h>
      <text:list text:style-name="L19">
        <text:list-item>
          <text:p text:style-name="P39">Fact-checked economic reporting </text:p>
        </text:list-item>
        <text:list-item>
          <text:p text:style-name="P39">Context for breaking news </text:p>
        </text:list-item>
        <text:list-item>
          <text:p text:style-name="P38">Expert-level analysis on demand </text:p>
        </text:list-item>
      </text:list>
      <text:p text:style-name="Horizontal_20_Line"/>
      <text:h text:style-name="Heading_20_2" text:outline-level="2">📝 Technology Stack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mponent</text:p>
            </table:table-cell>
            <table:table-cell table:style-name="Table3.A1" office:value-type="string">
              <text:p text:style-name="Table_20_Heading">Technology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Database</text:span></text:p>
          </table:table-cell>
          <table:table-cell table:style-name="Table3.A1" office:value-type="string">
            <text:p text:style-name="Table_20_Contents">PostgreSQL 16+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I Engine</text:span></text:p>
          </table:table-cell>
          <table:table-cell table:style-name="Table3.A1" office:value-type="string">
            <text:p text:style-name="Table_20_Contents">Claude 4 (Anthropic API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ackend</text:span></text:p>
          </table:table-cell>
          <table:table-cell table:style-name="Table3.A1" office:value-type="string">
            <text:p text:style-name="Table_20_Contents">Python 3.11+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ata Processing</text:span></text:p>
          </table:table-cell>
          <table:table-cell table:style-name="Table3.A1" office:value-type="string">
            <text:p text:style-name="Table_20_Contents">Pandas, NumPy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cheduling</text:span></text:p>
          </table:table-cell>
          <table:table-cell table:style-name="Table3.A1" office:value-type="string">
            <text:p text:style-name="Table_20_Contents">APScheduler / Airflow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isualization</text:span></text:p>
          </table:table-cell>
          <table:table-cell table:style-name="Table3.A1" office:value-type="string">
            <text:p text:style-name="Table_20_Contents">Matplotlib, Plotly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PI Integration</text:span></text:p>
          </table:table-cell>
          <table:table-cell table:style-name="Table3.A1" office:value-type="string">
            <text:p text:style-name="Table_20_Contents">Requests, BeautifulSoup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ersion Control</text:span></text:p>
          </table:table-cell>
          <table:table-cell table:style-name="Table3.A1" office:value-type="string">
            <text:p text:style-name="Table_20_Contents">Git</text:p>
          </table:table-cell>
        </table:table-row>
      </table:table>
      <text:p text:style-name="Horizontal_20_Line"/>
      <text:h text:style-name="Heading_20_2" text:outline-level="2">🔐 Data Governance</text:h>
      <text:list text:style-name="L20">
        <text:list-item>
          <text:p text:style-name="P41"><text:span text:style-name="Strong_20_Emphasis">Source verification</text:span> - Only official/verified sources </text:p>
        </text:list-item>
        <text:list-item>
          <text:p text:style-name="P41"><text:span text:style-name="Strong_20_Emphasis">Audit trail</text:span> - Every data point tracked to source </text:p>
        </text:list-item>
        <text:list-item>
          <text:p text:style-name="P41"><text:span text:style-name="Strong_20_Emphasis">Version control</text:span> - Historical data preserved </text:p>
        </text:list-item>
        <text:list-item>
          <text:p text:style-name="P41"><text:span text:style-name="Strong_20_Emphasis">Privacy</text:span> - No personal/sensitive data collected </text:p>
        </text:list-item>
        <text:list-item>
          <text:p text:style-name="P40"><text:span text:style-name="Strong_20_Emphasis">Transparency</text:span> - All assumptions documented </text:p>
        </text:list-item>
      </text:list>
      <text:p text:style-name="Horizontal_20_Line"/>
      <text:h text:style-name="Heading_20_2" text:outline-level="2"><text:span text:style-name="Strong_20_Emphasis">Key highlights </text:span><text:span text:style-name="Strong_20_Emphasis"><text:span text:style-name="T2">That is included</text:span></text:span><text:span text:style-name="Strong_20_Emphasis">:</text:span></text:h>
      <text:p text:style-name="Text_20_body">✅ <text:span text:style-name="Strong_20_Emphasis">Complete overview</text:span> - Project kya hai aur kyun hai<text:line-break/>✅ <text:span text:style-name="Strong_20_Emphasis">All 10 indicators</text:span> - Current Account + supporting indicators<text:line-break/>✅ <text:span text:style-name="Strong_20_Emphasis">Boom-Bust cycle analysis</text:span> - Pakistan-specific economic cycles<text:line-break/>✅ <text:span text:style-name="Strong_20_Emphasis">AI Orchestration</text:span> - Multi-agent architecture<text:line-break/>✅ <text:span text:style-name="Strong_20_Emphasis">Fiscal year alignment</text:span> - July-June cycle<text:line-break/>✅ <text:span text:style-name="Strong_20_Emphasis">Self-learning memory</text:span> - Error correction system<text:line-break/>✅ <text:span text:style-name="Strong_20_Emphasis">Auto-update mechanism</text:span> - Autonomous data fetching<text:line-break/>✅ <text:span text:style-name="Strong_20_Emphasis">Technical architecture</text:span> - Diagrams aur workflows<text:line-break/>✅ <text:span text:style-name="Strong_20_Emphasis">Future roadmap</text:span> - Phase 2 &amp; 3 enhancements<text:line-break/>✅ <text:span text:style-name="Strong_20_Emphasis">Use cases</text:span> - Different stakeholders ke liye</text:p>
      <text:p text:style-name="Text_20_body"/>
      <text:p text:style-name="Text_20_body"><text:soft-page-break/></text:p>
      <text:p text:style-name="Horizontal_20_Line"/>
      <text:p text:style-name="Text_20_body"><text:span text:style-name="Emphasis">Last Updated: </text:span><text:span text:style-name="Emphasis"><text:span text:style-name="T1">19 November </text:span></text:span><text:span text:style-name="Emphasis">2025</text:span><text:line-break/><text:span text:style-name="Emphasis">Version: 1.0</text:span><text:line-break/><text:span text:style-name="Emphasis">Status: Active Development</text:span> 🚧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8:09:05.338168382</meta:creation-date>
    <dc:date>2025-11-19T18:13:01.654845553</dc:date>
    <meta:editing-duration>PT2M33S</meta:editing-duration>
    <meta:editing-cycles>2</meta:editing-cycles>
    <meta:generator>LibreOffice/24.2.7.2$Linux_X86_64 LibreOffice_project/420$Build-2</meta:generator>
    <meta:document-statistic meta:table-count="3" meta:image-count="0" meta:object-count="0" meta:page-count="8" meta:paragraph-count="256" meta:word-count="1302" meta:character-count="8981" meta:non-whitespace-character-count="7600"/>
  </office:meta>
</office:document-meta>
</file>